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ca28" officeooo:paragraph-rsid="000eca28"/>
    </style:style>
    <style:style style:name="P2" style:family="paragraph" style:parent-style-name="Standard" style:list-style-name="L16">
      <style:text-properties officeooo:rsid="000eca28" officeooo:paragraph-rsid="000eca28"/>
    </style:style>
    <style:style style:name="P3" style:family="paragraph" style:parent-style-name="Standard" style:list-style-name="L17">
      <style:text-properties officeooo:rsid="000eca28" officeooo:paragraph-rsid="000eca28"/>
    </style:style>
    <style:style style:name="P4" style:family="paragraph" style:parent-style-name="Standard" style:list-style-name="L18">
      <style:text-properties officeooo:rsid="000eca28" officeooo:paragraph-rsid="000eca28"/>
    </style:style>
    <style:style style:name="P5" style:family="paragraph" style:parent-style-name="Standard" style:list-style-name="L19">
      <style:text-properties officeooo:rsid="000eca28" officeooo:paragraph-rsid="000eca28"/>
    </style:style>
    <style:style style:name="P6" style:family="paragraph" style:parent-style-name="Standard" style:list-style-name="L20">
      <style:text-properties officeooo:rsid="000eca28" officeooo:paragraph-rsid="000eca28"/>
    </style:style>
    <style:style style:name="P7" style:family="paragraph" style:parent-style-name="Standard" style:list-style-name="L21">
      <style:text-properties officeooo:rsid="000eca28" officeooo:paragraph-rsid="000eca28"/>
    </style:style>
    <style:style style:name="P8" style:family="paragraph" style:parent-style-name="Standard">
      <style:text-properties officeooo:paragraph-rsid="000eca28"/>
    </style:style>
    <style:style style:name="P9" style:family="paragraph" style:parent-style-name="Standard">
      <style:text-properties fo:font-weight="bold" officeooo:rsid="000eca28" officeooo:paragraph-rsid="000eca28" style:font-weight-asian="bold" style:font-weight-complex="bold"/>
    </style:style>
    <style:style style:name="T1" style:family="text">
      <style:text-properties officeooo:rsid="000eca28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3. CODE REVIEW (PYHON)</text:span></text:p>
      <text:p text:style-name="P8"/>
      <text:p text:style-name="P9">Errores</text:p>
      <text:p text:style-name="P1"/>
      <text:list text:style-name="L16">
        <text:list-item>
          <text:p text:style-name="P2">Concatenación de SQL con f-strings: abierto a inyección SQL (... WHERE id = {user_id}).</text:p>
        </text:list-item>
        <text:list-item>
          <text:p text:style-name="P2">Duplicados: get_user_data y get_user_data_again hacen exactamente lo mismo.</text:p>
        </text:list-item>
        <text:list-item>
          <text:p text:style-name="P2">Manejo de errores pobre: no hay try/except; si no hay filas, fetchone() devuelve None y el caller no distingue entre no encontrado y el error real.</text:p>
        </text:list-item>
        <text:list-item>
          <text:p text:style-name="P2">Gestión de recursos: no usa context managers, abre/cierra la conexión en cada llamada y no configura row_factory.</text:p>
        </text:list-item>
        <text:list-item>
          <text:p text:style-name="P2">Typing poco claro, retorna None sin documentarlo. </text:p>
        </text:list-item>
        <text:list-item>
          <text:p text:style-name="P2">Además usa SELECT * (cambios de esquema).</text:p>
        </text:list-item>
        <text:list-item>
          <text:p text:style-name="P2">Faltan docstrings y validación de tipos de entrada.</text:p>
        </text:list-item>
      </text:list>
      <text:p text:style-name="P1"/>
      <text:p text:style-name="P1"><text:span text:style-name="T2">Propuesta</text:span></text:p>
      <text:list text:style-name="L17">
        <text:list-item>
          <text:p text:style-name="P3">Query parametrizado: WHERE id = ? con parámetros</text:p>
        </text:list-item>
        <text:list-item>
          <text:p text:style-name="P3">Unificar funciones en una sola y regresar el tipo <text:s/>(User o None) o levantar una excepción NotFoundError.</text:p>
        </text:list-item>
        <text:list-item>
          <text:p text:style-name="P3">Usar context managers: with sqlite3.connect(...) as conn y conn.row_factory = sqlite3.row.</text:p>
        </text:list-item>
        <text:list-item>
          <text:p text:style-name="P3">Evitar * en el select ya que puede especificar columnas.</text:p>
        </text:list-item>
        <text:list-item>
          <text:p text:style-name="P3">Typing + docstring y manejo explícito del caso no encontrado.</text:p>
        </text:list-item>
      </text:list>
      <text:p text:style-name="P1"/>
      <text:p text:style-name="P1"/>
      <text:p text:style-name="P1">4. DESEMPEÑO BAJO PRESION</text:p>
      <text:p text:style-name="P1"/>
      <text:p text:style-name="P9">Falla en producción: “No se puede guardar, API devuelve 500”</text:p>
      <text:p text:style-name="P1"/>
      <text:p text:style-name="P1">Hipótesis:</text:p>
      <text:p text:style-name="P1"/>
      <text:list text:style-name="L18">
        <text:list-item>
          <text:p text:style-name="P4">Deploy/migración reciente.</text:p>
        </text:list-item>
        <text:list-item>
          <text:p text:style-name="P4">DB caída/saturada/o con bloqueos.</text:p>
        </text:list-item>
        <text:list-item>
          <text:p text:style-name="P4">Dependencia o servicios de externos caído.</text:p>
        </text:list-item>
        <text:list-item>
          <text:p text:style-name="P4">Validación de datos rompió el flujo.</text:p>
        </text:list-item>
      </text:list>
      <text:p text:style-name="P1"/>
      <text:p text:style-name="P1">Diagnóstico:</text:p>
      <text:p text:style-name="P1"/>
      <text:list text:style-name="L19">
        <text:list-item>
          <text:p text:style-name="P5">Rollback o desactivar feature reciente.</text:p>
        </text:list-item>
        <text:list-item>
          <text:p text:style-name="P5">Revisar logs/stacktrace del endpoint (últimos 20 min).</text:p>
        </text:list-item>
        <text:list-item>
          <text:p text:style-name="P5">Revisar la DB: conexiones, locks, espacio, migraciones, USP.</text:p>
        </text:list-item>
        <text:list-item>
          <text:p text:style-name="P5">Reproducir con payload mínimo (prod vs local).</text:p>
        </text:list-item>
        <text:list-item>
          <text:p text:style-name="P5">Checar dependencias o servicios y sus timeouts.</text:p>
        </text:list-item>
      </text:list>
      <text:p text:style-name="P1"/>
      <text:p text:style-name="P1">Solucion:</text:p>
      <text:p text:style-name="P1"/>
      <text:list text:style-name="L20">
        <text:list-item>
          <text:p text:style-name="P6">Rollback inmediato si fue el cambio.</text:p>
        </text:list-item>
        <text:list-item>
          <text:p text:style-name="P6">Aumentar pool/instancias si es saturación.</text:p>
        </text:list-item>
        <text:list-item>
          <text:p text:style-name="P6">Circuit breaker/retry o desactivar integración externa.</text:p>
        </text:list-item>
      </text:list>
      <text:p text:style-name="P1"/>
      <text:p text:style-name="P1">Comunicación:</text:p>
      <text:p text:style-name="P1"><text:soft-page-break/></text:p>
      <text:list text:style-name="L21">
        <text:list-item>
          <text:p text:style-name="P7">Aviso: “Hay un error en los ultimos minutos, se reviso el problema y se espera que funcione durante los siguientes minutos, mientras se sigue revisando el porque ocurrio”.</text:p>
        </text:list-item>
        <text:list-item>
          <text:p text:style-name="P7">Se continua con la revision del diagnostico para saber realmente que paso, con cada uno, si fue error interno o externo. 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8-15T02:12:07.772000000</meta:creation-date>
    <dc:date>2025-08-15T02:34:40.678000000</dc:date>
    <meta:editing-duration>PT22M35S</meta:editing-duration>
    <meta:editing-cycles>1</meta:editing-cycles>
    <meta:document-statistic meta:table-count="0" meta:image-count="0" meta:object-count="0" meta:page-count="2" meta:paragraph-count="35" meta:word-count="312" meta:character-count="1925" meta:non-whitespace-character-count="1672"/>
    <meta:generator>LibreOffice/7.6.2.1$Windows_X86_64 LibreOffice_project/56f7684011345957bbf33a7ee678afaf4d2ba333</meta:generator>
  </office:meta>
</office:document-meta>
</file>